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rsid="001f0ceb" officeooo:paragraph-rsid="001f0ceb"/>
    </style:style>
    <style:style style:name="P2" style:family="paragraph" style:parent-style-name="Heading_20_3">
      <style:text-properties officeooo:rsid="002be0ac" officeooo:paragraph-rsid="002be0ac" loext:padding="0cm" loext:border="none"/>
    </style:style>
    <style:style style:name="P3" style:family="paragraph" style:parent-style-name="Standard">
      <style:text-properties officeooo:rsid="002be0ac" officeooo:paragraph-rsid="002be0ac"/>
    </style:style>
    <style:style style:name="P4" style:family="paragraph" style:parent-style-name="Text_20_body">
      <style:text-properties officeooo:rsid="002be0ac" officeooo:paragraph-rsid="002be0ac"/>
    </style:style>
    <style:style style:name="P5" style:family="paragraph" style:parent-style-name="Standard">
      <style:text-properties officeooo:paragraph-rsid="002be0ac"/>
    </style:style>
    <style:style style:name="P6" style:family="paragraph" style:parent-style-name="Table_20_Contents">
      <style:paragraph-properties fo:margin-left="0cm" fo:margin-right="0cm" fo:margin-top="0cm" fo:margin-bottom="0.499cm" style:contextual-spacing="false" fo:text-align="center" style:justify-single-word="false" fo:text-indent="0cm" style:auto-text-indent="false"/>
    </style:style>
    <style:style style:name="P7" style:family="paragraph" style:parent-style-name="Text_20_body">
      <style:paragraph-properties fo:margin-left="0cm" fo:margin-right="0cm" fo:text-indent="0cm" style:auto-text-indent="false" fo:padding="0cm" fo:border="none"/>
    </style:style>
    <style:style style:name="P8" style:family="paragraph" style:parent-style-name="Heading_20_1">
      <style:paragraph-properties fo:margin-left="-0.009cm" fo:text-indent="-0.018cm" style:auto-text-indent="false"/>
      <style:text-properties officeooo:paragraph-rsid="001f0ceb"/>
    </style:style>
    <style:style style:name="P9" style:family="paragraph" style:parent-style-name="Standard">
      <style:paragraph-properties fo:margin-left="-0.009cm" fo:text-indent="-0.018cm" style:auto-text-indent="false"/>
      <style:text-properties officeooo:paragraph-rsid="001f0ceb"/>
    </style:style>
    <style:style style:name="P10" style:family="paragraph" style:parent-style-name="Standard">
      <style:text-properties officeooo:rsid="002be0ac" officeooo:paragraph-rsid="00306fe7"/>
    </style:style>
    <style:style style:name="P11" style:family="paragraph" style:parent-style-name="Standard">
      <style:paragraph-properties fo:margin-left="-0.009cm" fo:margin-right="0.028cm" fo:text-indent="-0.018cm" style:auto-text-indent="false"/>
      <style:text-properties officeooo:paragraph-rsid="00306fe7"/>
    </style:style>
    <style:style style:name="P12" style:family="paragraph" style:parent-style-name="Standard">
      <style:text-properties officeooo:rsid="00306fe7" officeooo:paragraph-rsid="00306fe7"/>
    </style:style>
    <style:style style:name="P13" style:family="paragraph" style:parent-style-name="Standard">
      <style:paragraph-properties fo:margin-left="-0.009cm" fo:margin-right="0.028cm" fo:text-indent="-0.018cm" style:auto-text-indent="false"/>
      <style:text-properties officeooo:paragraph-rsid="00346607"/>
    </style:style>
    <style:style style:name="P14" style:family="paragraph" style:parent-style-name="Text_20_body">
      <style:text-properties officeooo:paragraph-rsid="001f0ceb"/>
    </style:style>
    <style:style style:name="T1" style:family="text">
      <style:text-properties fo:font-weight="bold" style:font-weight-asian="bold" style:font-weight-complex="bold"/>
    </style:style>
    <style:style style:name="T2" style:family="text">
      <style:text-properties fo:color="#333333" loext:opacity="100%"/>
    </style:style>
    <style:style style:name="T3" style:family="text">
      <style:text-properties fo:color="#333333" loext:opacity="100%" style:text-underline-style="solid" style:text-underline-width="auto" style:text-underline-color="font-color"/>
    </style:style>
    <style:style style:name="T4" style:family="text">
      <style:text-properties loext:padding="0cm" loext:border="none"/>
    </style:style>
    <style:style style:name="T5" style:family="text">
      <style:text-properties officeooo:rsid="002be0ac"/>
    </style:style>
    <style:style style:name="T6" style:family="text">
      <style:text-properties officeooo:rsid="002d2a52"/>
    </style:style>
    <style:style style:name="T7" style:family="text">
      <style:text-properties officeooo:rsid="00306fe7"/>
    </style:style>
    <style:style style:name="T8" style:family="text">
      <style:text-properties officeooo:rsid="0030bd6c"/>
    </style:style>
    <style:style style:name="T9" style:family="text">
      <style:text-properties officeooo:rsid="0034660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es <text:span text:style-name="T6">de la </text:span><text:span text:style-name="T7">page </text:span><text:span text:style-name="T9">nouveauté</text:span></text:h>
      <text:h text:style-name="P8" text:outline-level="1" loext:marker-style-name="T2"><text:span text:style-name="T2">Sources pour le texte et les images de votre site : </text:span></text:h>
      <text:p text:style-name="P9" loext:marker-style-name="T2"><text:span text:style-name="T2">→ </text:span><text:span text:style-name="T3">Les sources doivent être citées en indiquant le lien</text:span></text:p>
      <text:p text:style-name="P14"><text:a xlink:type="simple" xlink:href="https://www.aroma-zone.com/" text:style-name="Internet_20_link" text:visited-style-name="Visited_20_Internet_20_Link">https://www.aroma-zone.com/</text:a></text:p>
      <text:p text:style-name="P14">https://www.moncornerb.com/</text:p>
      <text:p text:style-name="P10">1/ <text:s/><text:span text:style-name="T9">actualité</text:span></text:p>
      <text:p text:style-name="P10">Des rendez-vous beauté à ne pas manquer</text:p>
      <text:p text:style-name="P10">Imaginez-vous découvrir les secrets d’un maquillage parfait, plonger dans les rituels d’une marque iconique ou réveiller l’éclat naturel de votre visage. Chez <text:span text:style-name="T9">GSBBio</text:span>, nous organisons chaque mois des masterclasses pour enrichir vos connaissances beauté, tester enfin les soins dont vous rêvez et vivre des expériences inédites en compagnie de nos expert(e)s beauté !</text:p>
      <text:p text:style-name="P10"/>
      <text:p text:style-name="P10">Que vous soyez confortablement installée chez vous ou en immersion dans notre showroom parisien, nos masterclass sont des instants exclusifs où passion, expertise et produits d’exception se rencontrent.</text:p>
      <text:p text:style-name="P10"/>
      <text:p text:style-name="P10"/>
      <text:p text:style-name="P12">2/ <text:s/><text:span text:style-name="T9">nouvelles recettes</text:span></text:p>
      <text:p text:style-name="P12"/>
      <text:p text:style-name="P12">Masque doudou au blé</text:p>
      <text:p text:style-name="P12"/>
      <text:p text:style-name="P11">.Masque doudou pour cheveux en manque de tendresse, ce soin bienveillant procurera à votre chevelure tous les bienfaits hydratants et régénérants des protéines de Blé. Pour des cheveux doux, brillants et soyeux, appliquez une ou deux noix de cette crème doudou sur vos cheveux, placez une charlotte ou une serviette autour de votre tête puis laissez poser toute une nuit. Eliminez le lendemain à l'eau claire ou lors de votre shampooing.</text:p>
      <text:p text:style-name="P11"/>
      <text:p text:style-name="P13"><text:span text:style-name="T9">Ingrédients :</text:span></text:p>
      <text:p text:style-name="P13">Masque capillaire</text:p>
      <text:p text:style-name="P11">1 pot 30 ml</text:p>
      <text:p text:style-name="P11"/>
      <text:p text:style-name="P11">Actif Phytokératine</text:p>
      <text:p text:style-name="P11">2 pelles 2 ml</text:p>
      <text:p text:style-name="P11"/>
      <text:p text:style-name="P11">Actif Céramides végétales</text:p>
      <text:p text:style-name="P11">1.2 ml soit 1 cuillère TAD</text:p>
      <text:p text:style-name="P11"/>
      <text:p text:style-name="P11">Fragrance naturelle Baby Doll</text:p>
      <text:p text:style-name="P11">7 gouttes</text:p>
      <text:p text:style-name="P11"/>
      <text:p text:style-name="P11">Préparation</text:p>
      <text:p text:style-name="P11">1 Ouvrez votre pot de base masque capillaire neutre.</text:p>
      <text:p text:style-name="P11"/>
      <text:p text:style-name="P11">2 Ajoutez l'ensemble des ingrédients et mélangez.</text:p>
      <text:p text:style-name="P11"/>
      <text:p text:style-name="P11">3 Fermez le pot, c'est prêt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1" style:display-name="Heading 1" style:family="paragraph" style:next-style-name="Standard" style:default-outline-level="1" style:list-style-name="" style:class="text">
      <style:paragraph-properties fo:margin-left="0.018cm" fo:margin-top="0cm" fo:margin-bottom="0.056cm" style:contextual-spacing="false" fo:line-height="108%" fo:text-align="start" style:justify-single-word="false" fo:keep-together="always" fo:orphans="2" fo:widows="2" fo:text-indent="-0.018cm" style:auto-text-indent="false" fo:keep-with-next="always" style:writing-mode="lr-tb"/>
      <style:text-properties fo:color="#008000" loext:opacity="100%"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as-char" svg:y="0cm" style:wrap="none" style:vertical-pos="middle" style:vertical-rel="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6T15:39:36.275000000</meta:creation-date>
    <dc:date>2025-05-27T12:37:29.964000000</dc:date>
    <meta:editing-duration>PT20H38M17S</meta:editing-duration>
    <meta:editing-cycles>14</meta:editing-cycles>
    <meta:generator>LibreOffice/7.6.0.3$Windows_X86_64 LibreOffice_project/69edd8b8ebc41d00b4de3915dc82f8f0fc3b6265</meta:generator>
    <meta:document-statistic meta:table-count="0" meta:image-count="0" meta:object-count="0" meta:page-count="1" meta:paragraph-count="25" meta:word-count="249" meta:character-count="1588" meta:non-whitespace-character-count="1361"/>
  </office:meta>
</office:document-meta>
</file>